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89088" calcext:value-type="float">
            <text:p>33.08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20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9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8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7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4248" calcext:value-type="float">
            <text:p>32.46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6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6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29424" calcext:value-type="float">
            <text:p>32.7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50632" calcext:value-type="float">
            <text:p>33.25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5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5064" calcext:value-type="float">
            <text:p>32.1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63536" calcext:value-type="float">
            <text:p>32.86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6544" calcext:value-type="float">
            <text:p>32.54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97648" calcext:value-type="float">
            <text:p>32.99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8152" calcext:value-type="float">
            <text:p>32.45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10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09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112" calcext:value-type="float">
            <text:p>32.5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21861</text:p>
          </table:table-cell>
          <table:table-cell office:value-type="string" calcext:value-type="string">
            <text:p>17N 11W 6AX:144460</text:p>
          </table:table-cell>
          <table:table-cell office:value-type="string" calcext:value-type="string">
            <text:p>2008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4" meta:object-count="0"/>
    <meta:user-defined meta:name="AppVersion">3.0</meta:user-defined>
  </office:meta>
</office:document-meta>
</file>